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254cm" svg:stroke-color="#000000" draw:marker-start="" draw:marker-start-width="0.679cm" draw:marker-start-center="false" draw:marker-end="" draw:marker-end-width="0.679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5cm" fo:padding-bottom="0.25cm" fo:padding-left="0.375cm" fo:padding-right="0.3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254cm" svg:stroke-color="#000000" draw:marker-start="" draw:marker-start-width="0.679cm" draw:marker-start-center="false" draw:marker-end="" draw:marker-end-width="0.679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5cm" fo:padding-bottom="0.25cm" fo:padding-left="0.375cm" fo:padding-right="0.3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152cm" svg:stroke-color="#000000" draw:marker-start="" draw:marker-start-width="0.527cm" draw:marker-start-center="false" draw:marker-end="" draw:marker-end-width="0.527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152cm" svg:stroke-color="#000000" draw:marker-start="" draw:marker-start-width="0.527cm" draw:marker-start-center="false" draw:marker-end="" draw:marker-end-width="0.527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svg:stroke-width="0.203cm" draw:marker-start-width="0.579cm" draw:marker-end-width="0.579cm" draw:fill="solid" draw:fill-color="#ffff00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svg:stroke-width="0.254cm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356cm" svg:stroke-color="#ff3366" draw:marker-start-width="0.731cm" draw:marker-end-width="0.731cm" draw:fill="none" draw:textarea-horizontal-align="center" draw:textarea-vertical-align="middle" fo:padding-top="0.3cm" fo:padding-bottom="0.3cm" fo:padding-left="0.425cm" fo:padding-right="0.425cm"/>
    </style:style>
    <style:style style:name="gr10" style:family="graphic" style:parent-style-name="objectwithoutfill">
      <style:graphic-properties svg:stroke-width="0.305cm" draw:marker-start-width="0.352cm" draw:marker-end-width="0.352cm" draw:fill="none" draw:textarea-horizontal-align="center" draw:textarea-vertical-align="middle" fo:padding-top="0.276cm" fo:padding-bottom="0.276cm" fo:padding-left="0.401cm" fo:padding-right="0.401cm"/>
    </style:style>
    <style:style style:name="gr11" style:family="graphic" style:parent-style-name="objectwithoutfill">
      <style:graphic-properties svg:stroke-width="0.762cm" svg:stroke-color="#0000ff" draw:marker-start="" draw:marker-start-width="1.034cm" draw:marker-end="" draw:marker-end-width="1.034cm" draw:fill="none" draw:textarea-horizontal-align="center" draw:textarea-vertical-align="middle" fo:padding-top="0.501cm" fo:padding-bottom="0.501cm" fo:padding-left="0.626cm" fo:padding-right="0.626cm"/>
    </style:style>
    <style:style style:name="gr12" style:family="graphic" style:parent-style-name="objectwithoutfill">
      <style:graphic-properties svg:stroke-width="0.762cm" svg:stroke-color="#0000ff" draw:marker-start-width="1.034cm" draw:marker-end-width="1.034cm" draw:fill="none" draw:textarea-horizontal-align="center" draw:textarea-vertical-align="middle" fo:padding-top="0.501cm" fo:padding-bottom="0.501cm" fo:padding-left="0.626cm" fo:padding-right="0.626cm"/>
    </style:style>
    <style:style style:name="gr13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254cm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15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svg:stroke-width="0cm" svg:stroke-color="#0000ff" draw:marker-start-width="0.2cm" draw:marker-end-width="0.2cm" draw:fill="solid" draw:fill-color="#0000ff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2cm" fo:min-width="1.173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  <style:text-properties fo:color="#808080" fo:font-size="12pt" style:font-size-asian="12pt" style:font-size-complex="12pt"/>
    </style:style>
    <style:style style:name="T1" style:family="text">
      <style:text-properties fo:color="#808080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471cm" svg:height="9.307cm" draw:transform="skewX (0.000174532925199417) rotate (0.632332787997426) translate (14.052cm 8.387cm)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2" draw:text-style-name="P1" draw:layer="layout" svg:width="10.471cm" svg:height="9.305cm" draw:transform="rotate (0.632332787997426) translate (0.106cm 8.471cm)">
            <text:p/>
            <draw:enhanced-geometry svg:viewBox="0 0 21600 21600" draw:mirror-vertical="true" draw:glue-points="10800 0 3160 3160 0 10800 3160 18440 10800 21600 18440 18440 21600 10800 18440 3160" draw:text-areas="3200 3200 18400 18400" draw:mirror-horizontal="false" draw:type="ellipse"/>
          </draw:custom-shape>
          <draw:custom-shape draw:style-name="gr3" draw:text-style-name="P1" draw:layer="layout" svg:width="6.242cm" svg:height="5.552cm" draw:transform="skewX (-0.000698131700797626) rotate (0.632332787997426) translate (14.129cm 15.064cm)">
            <text:p/>
            <draw:enhanced-geometry svg:viewBox="0 0 21600 21600" draw:mirror-horizontal="false" draw:mirror-vertical="true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layer="layout" svg:width="6.244cm" svg:height="5.549cm" draw:transform="rotate (0.632332787997426) translate (5.813cm 15.041cm)">
            <text:p/>
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2" draw:layer="layout" svg:width="5.817cm" svg:height="4.652cm" svg:x="11.175cm" svg:y="10.774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6" draw:text-style-name="P2" draw:layer="layout" svg:width="4.104cm" svg:height="4.65cm" draw:transform="skewX (-0.000174532925199387) rotate (-0.687310659436424) translate (9.149cm 5.664cm)">
            <text:p/>
            <draw:enhanced-geometry svg:viewBox="0 0 21600 21600" draw:mirror-horizontal="false" draw:glue-points="10800 0 3160 3160 0 10800 3160 18440 10800 21600 18440 18440 21600 10800 18440 3160" draw:text-areas="3200 3200 18400 18400" draw:mirror-vertical="false" draw:type="ellipse"/>
          </draw:custom-shape>
          <draw:custom-shape draw:style-name="gr7" draw:text-style-name="P2" draw:layer="layout" svg:width="2.327cm" svg:height="2.326cm" svg:x="10.927cm" svg:y="10.745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7" draw:text-style-name="P2" draw:layer="layout" svg:width="2.328cm" svg:height="2.326cm" svg:x="14.775cm" svg:y="10.745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8" draw:text-style-name="P2" draw:layer="layout" svg:width="1.163cm" svg:height="1.165cm" svg:x="11.542cm" svg:y="11.322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8" draw:text-style-name="P2" draw:layer="layout" svg:width="1.164cm" svg:height="1.161cm" svg:x="15.398cm" svg:y="11.26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path draw:style-name="gr9" draw:text-style-name="P2" draw:layer="layout" svg:width="1.946cm" svg:height="0.85cm" svg:x="13.086cm" svg:y="13.716cm" svg:viewBox="0 0 1947 851" svg:d="m4 0c-116 797 2198 1372 1920 136v-68">
            <text:p/>
          </draw:path>
          <draw:path draw:style-name="gr10" draw:text-style-name="P2" draw:layer="layout" svg:width="0.875cm" svg:height="2.553cm" svg:x="12.888cm" svg:y="8.199cm" svg:viewBox="0 0 876 2554" svg:d="m823 2554c-59-641 229-1372-130-1964l-303-590-390 540 302 50">
            <text:p/>
          </draw:path>
          <draw:path draw:style-name="gr10" draw:text-style-name="P2" draw:layer="layout" svg:width="0.875cm" svg:height="2.553cm" svg:x="14.537cm" svg:y="8.199cm" svg:viewBox="0 0 876 2554" svg:d="m53 2554c60-641-229-1372 130-1964l302-590 391 540-303 50">
            <text:p/>
          </draw:path>
          <draw:custom-shape draw:style-name="gr8" draw:text-style-name="P2" draw:layer="layout" svg:width="4.104cm" svg:height="4.65cm" draw:transform="rotate (-0.687310659436424) translate (8.417cm 5.483cm)">
            <text:p/>
            <draw:enhanced-geometry svg:viewBox="0 0 21600 21600" draw:mirror-horizontal="false" draw:glue-points="10800 0 3160 3160 0 10800 3160 18440 10800 21600 18440 18440 21600 10800 18440 3160" draw:text-areas="3200 3200 18400 18400" draw:mirror-vertical="false" draw:type="ellipse"/>
          </draw:custom-shape>
          <draw:path draw:style-name="gr11" draw:text-style-name="P2" draw:layer="layout" svg:width="5.099cm" svg:height="7.1cm" svg:x="3.782cm" svg:y="5.454cm" svg:viewBox="0 0 5100 7101" svg:d="m5099 7101c-1411-941-3359-1669-4194-2920-623-934-1330-1299-585-2219 709-872 1107-1806 2095-1962 1112 147 1975 247 2685 1482-80 728 165 2256-778 2985l-1629 907">
            <text:p/>
          </draw:path>
          <draw:custom-shape draw:style-name="gr6" draw:text-style-name="P2" draw:layer="layout" svg:width="4.104cm" svg:height="4.654cm" draw:transform="skewX (0.000698131700797549) rotate (-0.687310659436424) translate (22.704cm 6.578cm)">
            <text:p/>
            <draw:enhanced-geometry svg:viewBox="0 0 21600 21600" draw:mirror-horizontal="true" draw:glue-points="10800 0 3160 3160 0 10800 3160 18440 10800 21600 18440 18440 21600 10800 18440 3160" draw:text-areas="3200 3200 18400 18400" draw:mirror-vertical="false" draw:type="ellipse"/>
          </draw:custom-shape>
          <draw:custom-shape draw:style-name="gr8" draw:text-style-name="P2" draw:layer="layout" svg:width="4.101cm" svg:height="4.651cm" draw:transform="rotate (-0.687310659436424) translate (21.973cm 6.582cm)">
            <text:p/>
            <draw:enhanced-geometry svg:viewBox="0 0 21600 21600" draw:mirror-horizontal="true" draw:glue-points="10800 0 3160 3160 0 10800 3160 18440 10800 21600 18440 18440 21600 10800 18440 3160" draw:text-areas="3200 3200 18400 18400" draw:mirror-vertical="false" draw:type="ellipse"/>
          </draw:custom-shape>
          <draw:path draw:style-name="gr12" draw:text-style-name="P2" draw:layer="layout" svg:width="6.778cm" svg:height="6.328cm" draw:transform="rotate (3.1415926535892) translate (24.5367672612237cm 12.0818963175182cm)" svg:viewBox="0 0 6779 6329" svg:d="m0-19143c614 1981 3360 1301 4384 617 1411-941 1233-754 2069-2006 625-936 286-2167-460-3087-707-874-989-471-2100-324-1112 146-1414 183-1685 1057-339 1094 753 2224 1696 2953l1061 733">
            <text:p/>
          </draw:path>
          <draw:custom-shape draw:style-name="gr13" draw:text-style-name="P2" draw:layer="layout" svg:width="3.136cm" svg:height="3.662cm" draw:transform="rotate (-0.687310659436424) translate (9.711cm 13.387cm)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13" draw:text-style-name="P2" draw:layer="layout" svg:width="2.919cm" svg:height="2.869cm" svg:x="5.029cm" svg:y="6.675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13" draw:text-style-name="P2" draw:layer="layout" svg:width="2.583cm" svg:height="2.626cm" svg:x="18.588cm" svg:y="8.507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polyline draw:style-name="gr14" draw:text-style-name="P2" draw:layer="layout" svg:width="0.409cm" svg:height="1.434cm" svg:x="13.481cm" svg:y="15.449cm" svg:viewBox="0 0 410 1435" draw:points="0,0 0,751 410,1435 410,1435">
            <text:p/>
          </draw:polyline>
          <draw:polyline draw:style-name="gr14" draw:text-style-name="P2" draw:layer="layout" svg:width="0.409cm" svg:height="1.434cm" svg:x="14.398cm" svg:y="15.451cm" svg:viewBox="0 0 410 1435" draw:points="0,0 0,751 410,1435 410,1435">
            <text:p/>
          </draw:polyline>
          <draw:custom-shape draw:style-name="gr15" draw:text-style-name="P2" draw:layer="layout" svg:width="1.413cm" svg:height="2.061cm" draw:transform="rotate (-0.687310659436424) translate (10.072cm 14.21cm)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13" draw:text-style-name="P2" draw:layer="layout" svg:width="3.137cm" svg:height="3.662cm" draw:transform="skewX (-0.000349065850398764) rotate (-0.687310659436424) translate (18.322cm 13.389cm)">
            <text:p/>
            <draw:enhanced-geometry svg:viewBox="0 0 21600 21600" draw:mirror-horizontal="true" draw:glue-points="10800 0 3160 3160 0 10800 3160 18440 10800 21600 18440 18440 21600 10800 18440 3160" draw:text-areas="3200 3200 18400 18400" draw:mirror-vertical="false" draw:type="ellipse"/>
          </draw:custom-shape>
          <draw:custom-shape draw:style-name="gr15" draw:text-style-name="P2" draw:layer="layout" svg:width="1.414cm" svg:height="2.058cm" draw:transform="rotate (-0.687310659436424) translate (18.117cm 14.21cm)">
            <text:p/>
            <draw:enhanced-geometry svg:viewBox="0 0 21600 21600" draw:mirror-horizontal="true" draw:glue-points="10800 0 3160 3160 0 10800 3160 18440 10800 21600 18440 18440 21600 10800 18440 3160" draw:text-areas="3200 3200 18400 18400" draw:mirror-vertical="false" draw:type="ellipse"/>
          </draw:custom-shape>
          <draw:custom-shape draw:style-name="gr15" draw:text-style-name="P2" draw:layer="layout" svg:width="1.412cm" svg:height="1.445cm" draw:transform="skewX (-0.00209439510239281) rotate (-0.687310659436424) translate (19.785cm 9.008cm)">
            <text:p/>
            <draw:enhanced-geometry svg:viewBox="0 0 21600 21600" draw:mirror-horizontal="true" draw:glue-points="10800 0 3160 3160 0 10800 3160 18440 10800 21600 18440 18440 21600 10800 18440 3160" draw:text-areas="3200 3200 18400 18400" draw:mirror-vertical="false" draw:type="ellipse"/>
          </draw:custom-shape>
          <draw:custom-shape draw:style-name="gr16" draw:text-style-name="P2" draw:layer="layout" svg:width="1.414cm" svg:height="1.444cm" draw:transform="skewX (-0.00139626340159516) rotate (-0.687310659436424) translate (6.593cm 7.357cm)">
            <text:p/>
            <draw:enhanced-geometry svg:viewBox="0 0 21600 21600" draw:mirror-horizontal="true" draw:glue-points="10800 0 3160 3160 0 10800 3160 18440 10800 21600 18440 18440 21600 10800 18440 3160" draw:text-areas="3200 3200 18400 18400" draw:mirror-vertical="false" draw:type="ellipse"/>
          </draw:custom-shape>
          <draw:frame draw:style-name="gr17" draw:text-style-name="P4" draw:layer="layout" svg:width="1.673cm" svg:height="1.472cm" svg:x="21.261cm" svg:y="14.271cm">
            <draw:text-box>
              <text:p text:style-name="P3"><text:span text:style-name="T1">TM</text:span></text:p>
            </draw:text-box>
          </draw:frame>
          <draw:path draw:style-name="gr11" draw:text-style-name="P2" draw:layer="layout" svg:width="5.592cm" svg:height="7.069cm" svg:x="3.412cm" svg:y="5.579cm" svg:viewBox="0 0 5593 7070" svg:d="m5593 7070c-1411-941-3547-941-4382-2193-623-934-1704-2136-959-3056 680-1081 1545-1821 2626-1821 1112 147 2259 577 2530 1451-80 727 72 1876-872 2605l-1535 1222">
            <text:p/>
          </draw:path>
          <draw:path draw:style-name="gr12" draw:text-style-name="P2" draw:layer="layout" svg:width="7.308cm" svg:height="6.753cm" draw:transform="rotate (3.1415926535892) translate (24.7218165852627cm 12.2793624504843cm)" svg:viewBox="0 0 7309 6754" svg:d="m0-19278c614 1980 3978 1610 5002 927 1411-942 1202-757 2037-2008 625-936 70-2624-676-3544-707-873-1220-674-2330-527-1113 146-1501 119-1772 993-339 1094-136 2440 808 3169l2081 871">
            <text:p/>
          </draw:path>
          <draw:custom-shape draw:style-name="gr15" draw:text-style-name="P2" draw:layer="layout" svg:width="0.717cm" svg:height="1.751cm" draw:transform="rotate (1.0471975511964) translate (7.948cm 12.451cm)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15" draw:text-style-name="P2" draw:layer="controls" svg:width="0.909cm" svg:height="2.225cm" draw:transform="skewX (-0.00139626340159519) rotate (0.6108652381979) translate (23.458cm 6.093cm)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Larry Wall</meta:initial-creator>
    <meta:creation-date>2009-03-24T00:34:26</meta:creation-date>
    <dc:creator>Larry Wall</dc:creator>
    <dc:date>2009-05-01T18:21:31</dc:date>
    <meta:editing-cycles>15</meta:editing-cycles>
    <meta:editing-duration>PT9H44M11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